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CEB000009B0C515790421401FAA.png" manifest:media-type="image/png"/>
  <manifest:file-entry manifest:full-path="Pictures/1000020100000CEB000009B0121845E111B19A42.png" manifest:media-type="image/png"/>
  <manifest:file-entry manifest:full-path="Pictures/1000020100000CEB000009B092F1BA87A1FC30A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ff00" draw:fill="none" fo:min-height="9.656cm"/>
    </style:style>
    <style:style style:name="gr5" style:family="graphic" style:parent-style-name="standard">
      <style:graphic-properties draw:stroke="none" draw:fill="none" fo:min-height="7.117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5pt" style:font-size-asian="20pt" style:font-size-complex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size="10.5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Project 2</text:p>
          </draw:text-box>
        </draw:frame>
        <draw:frame draw:style-name="gr1" draw:text-style-name="P1" draw:layer="layout" svg:width="16.002cm" svg:height="1.916cm" svg:x="11.176cm" svg:y="12.828cm">
          <draw:text-box>
            <text:p><text:span text:style-name="T1">Shad Sterling, November 2019</text:span></text:p>
            <text:p><text:span text:style-name="T1">CSC 6210 - Introduction to Robotics</text:span></text:p>
            <text:p><text:span text:style-name="T1">Dr. Ashwin Ashok</text:span></text:p>
          </draw:text-box>
        </draw:frame>
        <draw:frame draw:style-name="gr2" draw:text-style-name="P2" draw:layer="layout" svg:width="14.986cm" svg:height="6.858cm" svg:x="4.318cm" svg:y="2.286cm">
          <draw:text-box>
            <text:list text:style-name="L1">
              <text:list-item>
                <text:p><text:span text:style-name="T2">GSUbot Module</text:span><text:span text:style-name="T3"><text:line-break/></text:span><text:span text:style-name="T4">Improved API wrapping easygopigo3, picamera, and related functionality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This class is hard for all the wrong reasons</text:span></text:p>
          </draw:text-box>
        </draw:frame>
        <draw:frame presentation:style-name="pr4" draw:layer="layout" svg:width="26.67cm" svg:height="12.192cm" svg:x="0.762cm" svg:y="2.54cm" presentation:class="outline" presentation:user-transformed="true">
          <draw:text-box>
            <text:list text:style-name="L2">
              <text:list-item>
                <text:p>Wait, Python is a prerequisite?</text:p>
              </text:list-item>
              <text:list-item>
                <text:p>How do I make a UI in Jupyter?</text:p>
              </text:list-item>
              <text:list-item>
                <text:p>Why are you prohibiting Jupyter after everything we learned runs in it?</text:p>
              </text:list-item>
              <text:list-item>
                <text:p>How do I get keyboard input in Python?</text:p>
              </text:list-item>
              <text:list-item>
                <text:p>How the hell is `else` a syntax error?</text:p>
              </text:list-item>
              <text:list-item>
                <text:p><text:span text:style-name="T5">Everything takes forever when I can’t </text:span>connect to the robot and the internet at the same time</text:p>
              </text:list-item>
              <text:list-item>
                <text:p>Oh, now I have to switch to Raspbian?</text:p>
              </text:list-item>
              <text:list-item>
                <text:p>How do I connect Raspbian to WiFi?</text:p>
              </text:list-item>
              <text:list-item>
                <text:p>How do I get Jupyter working on Raspbian?</text:p>
              </text:list-item>
              <text:list-item>
                <text:p>Now that I have a real OS can I use a real IDE?</text:p>
              </text:list-item>
              <text:list-item>
                <text:p>I can’t do this assignment with a malfunctioning board</text:p>
              </text:list-item>
              <text:list-item>
                <text:p>How do I run a periodic task in Python?</text:p>
              </text:list-item>
              <text:list-item>
                <text:p>How do I save a file in Python?</text:p>
              </text:list-item>
              <text:list-item>
                <text:p>… etc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A unified and simplified API class could help</text:span></text:p>
          </draw:text-box>
        </draw:frame>
        <draw:frame presentation:style-name="pr4" draw:layer="layout" svg:width="26.67cm" svg:height="12.192cm" svg:x="0.762cm" svg:y="2.54cm" presentation:class="outline" presentation:user-transformed="true">
          <draw:text-box>
            <text:list text:style-name="L2">
              <text:list-item>
                <text:p>Put all of the functionality needed<text:line-break/>for the assignments in one place</text:p>
              </text:list-item>
              <text:list-item>
                <text:p>Simplify interactions with underlying APIs</text:p>
              </text:list-item>
              <text:list-item>
                <text:p>Reduce the required understanding<text:line-break/>of Python features and libraries</text:p>
                <text:p/>
              </text:list-item>
              <text:list-item>
                <text:p>This won’t address all problems,<text:line-break/>but will help with som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Current Status</text:span></text:p>
          </draw:text-box>
        </draw:frame>
        <draw:frame presentation:style-name="pr4" draw:layer="layout" svg:width="26.67cm" svg:height="12.192cm" svg:x="0.762cm" svg:y="2.54cm" presentation:class="outline" presentation:user-transformed="true">
          <draw:text-box>
            <text:list text:style-name="L2">
              <text:list-item>
                <text:p>Provides necessary functionality through Module 3</text:p>
              </text:list-item>
              <text:list-item>
                <text:p>Largely just passthroughs</text:p>
              </text:list-item>
              <text:list-item>
                <text:p>Simplifies some things</text:p>
                <text:list>
                  <text:list-item>
                    <text:p>Initialization</text:p>
                  </text:list-item>
                  <text:list-item>
                    <text:p>Camera images as Image instance</text:p>
                  </text:list-item>
                  <text:list-item>
                    <text:p>Moving forward by distance at speed</text:p>
                  </text:list-item>
                  <text:list-item>
                    <text:p>Aiming servos</text:p>
                  </text:list-item>
                  <text:list-item>
                    <text:p>Moving average of compass headings</text:p>
                  </text:list-item>
                  <text:list-item>
                    <text:p>Turning to face a given heading at a speed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draw:style-name="gr4" draw:text-style-name="P4" draw:layer="layout" svg:width="19.304cm" svg:height="9.906cm" svg:x="0cm" svg:y="3.048cm">
          <draw:text-box>
            <text:p><text:span text:style-name="T6">hardware</text:span></text:p>
            <text:p><text:span text:style-name="T6"><text:tab/></text:span><text:span text:style-name="T6">manufacturer</text:span></text:p>
            <text:p><text:span text:style-name="T6"><text:tab/></text:span><text:span text:style-name="T6">model</text:span></text:p>
            <text:p><text:span text:style-name="T6"><text:tab/></text:span><text:span text:style-name="T6">version</text:span></text:p>
            <text:p><text:span text:style-name="T6"><text:tab/></text:span><text:span text:style-name="T6">serial</text:span></text:p>
            <text:p><text:span text:style-name="T6">firmware</text:span></text:p>
            <text:p><text:span text:style-name="T6"><text:tab/></text:span><text:span text:style-name="T6">version</text:span></text:p>
            <text:p><text:span text:style-name="T6">vitals</text:span></text:p>
            <text:p><text:span text:style-name="T6"><text:tab/></text:span><text:span text:style-name="T6">battery_volts</text:span></text:p>
            <text:p><text:span text:style-name="T6"><text:tab/></text:span><text:span text:style-name="T6">regulator_volts</text:span></text:p>
            <text:p><text:span text:style-name="T6">distance</text:span></text:p>
            <text:p><text:span text:style-name="T6"><text:tab/></text:span><text:span text:style-name="T6">mm </text:span><text:span text:style-name="T6"><text:tab/></text:span><text:span text:style-name="T6"><text:tab/></text:span><text:span text:style-name="T6"><text:tab/></text:span><text:span text:style-name="T6"><text:tab/></text:span><text:span text:style-name="T6"># reading in mm</text:span></text:p>
            <text:p><text:span text:style-name="T6"><text:tab/></text:span><text:span text:style-name="T6">aim </text:span><text:span text:style-name="T6"><text:tab/></text:span><text:span text:style-name="T6"><text:tab/></text:span><text:span text:style-name="T6"><text:tab/></text:span><text:span text:style-name="T6"><text:tab/></text:span><text:span text:style-name="T6"># turn servo</text:span></text:p>
            <text:p><text:span text:style-name="T6">camera</text:span></text:p>
            <text:p><text:span text:style-name="T6"><text:tab/></text:span><text:span text:style-name="T6">image </text:span><text:span text:style-name="T6"><text:tab/></text:span><text:span text:style-name="T6"><text:tab/></text:span><text:span text:style-name="T6"><text:tab/></text:span><text:span text:style-name="T6"><text:tab/></text:span><text:span text:style-name="T6"># snapshot, instance of Image</text:span></text:p>
            <text:p><text:span text:style-name="T6"><text:tab/></text:span><text:span text:style-name="T6">record( filename, seconds )</text:span></text:p>
            <text:p><text:span text:style-name="T6"><text:tab/></text:span><text:span text:style-name="T6">aim </text:span><text:span text:style-name="T6"><text:tab/></text:span><text:span text:style-name="T6"><text:tab/></text:span><text:span text:style-name="T6"><text:tab/></text:span><text:span text:style-name="T6"><text:tab/></text:span><text:span text:style-name="T6"># turn servo</text:span></text:p>
            <text:p><text:span text:style-name="T6">imu</text:span></text:p>
            <text:p><text:span text:style-name="T6"><text:tab/></text:span><text:span text:style-name="T6">calibration_level</text:span></text:p>
            <text:p><text:span text:style-name="T6"><text:tab/></text:span><text:span text:style-name="T6">heading </text:span><text:span text:style-name="T6"><text:tab/></text:span><text:span text:style-name="T6"><text:tab/></text:span><text:span text:style-name="T6"><text:tab/></text:span><text:span text:style-name="T6"># stable_heading if background thread is running, instant_heading otherwise</text:span></text:p>
            <text:p><text:span text:style-name="T6"><text:tab/></text:span><text:span text:style-name="T6">instant_heading </text:span><text:span text:style-name="T6"><text:tab/></text:span><text:span text:style-name="T6"><text:tab/></text:span><text:span text:style-name="T6"># current reading</text:span></text:p>
            <text:p><text:span text:style-name="T6"><text:tab/></text:span><text:span text:style-name="T6">stable_heading </text:span><text:span text:style-name="T6"><text:tab/></text:span><text:span text:style-name="T6"><text:tab/></text:span><text:span text:style-name="T6"># average of readings from background thread</text:span></text:p>
          </draw:text-box>
        </draw:frame>
        <draw:frame draw:style-name="gr5" draw:text-style-name="P4" draw:layer="layout" svg:width="11.938cm" svg:height="7.367cm" svg:x="12.954cm" svg:y="3.047cm">
          <draw:text-box>
            <text:p><text:span text:style-name="T6"><text:tab/></text:span><text:span text:style-name="T6">forward( distance, speed )</text:span></text:p>
            <text:p><text:span text:style-name="T6"><text:tab/></text:span><text:span text:style-name="T6">left()</text:span></text:p>
            <text:p><text:span text:style-name="T6"><text:tab/></text:span><text:span text:style-name="T6">right()</text:span></text:p>
            <text:p><text:span text:style-name="T6"><text:tab/></text:span><text:span text:style-name="T6">backward()</text:span></text:p>
            <text:p><text:span text:style-name="T6"><text:tab/></text:span><text:span text:style-name="T6">stop()</text:span></text:p>
            <text:p><text:span text:style-name="T6"><text:tab/></text:span><text:span text:style-name="T6">spin( degrees/heading, speed )</text:span></text:p>
            <text:p><text:span text:style-name="T6"><text:tab/></text:span><text:span text:style-name="T6">reset_all()</text:span></text:p>
            <text:p><text:span text:style-name="T6"><text:tab/></text:span><text:span text:style-name="T6">eyes( both / left, right )</text:span></text:p>
            <text:p><text:span text:style-name="T6"><text:tab/></text:span><text:span text:style-name="T6">blinkers( both / left, right )</text:span></text:p>
            <text:p><text:span text:style-name="T6"><text:tab/></text:span><text:span text:style-name="T6">motor_status( side ) </text:span><text:span text:style-name="T6"><text:tab/></text:span><text:span text:style-name="T6"><text:tab/></text:span><text:span text:style-name="T6"><text:tab/></text:span><text:span text:style-name="T6"># snapshot (not live)</text:span></text:p>
            <text:p><text:span text:style-name="T6"><text:tab/></text:span><text:span text:style-name="T6"><text:tab/></text:span><text:span text:style-name="T6">flags</text:span></text:p>
            <text:p><text:span text:style-name="T6"><text:tab/></text:span><text:span text:style-name="T6"><text:tab/></text:span><text:span text:style-name="T6">power</text:span></text:p>
            <text:p><text:span text:style-name="T6"><text:tab/></text:span><text:span text:style-name="T6"><text:tab/></text:span><text:span text:style-name="T6">odometer</text:span></text:p>
            <text:p><text:span text:style-name="T6"><text:tab/></text:span><text:span text:style-name="T6"><text:tab/></text:span><text:span text:style-name="T6">speed</text:span></text:p>
            <text:p><text:span text:style-name="T6"><text:tab/></text:span><text:span text:style-name="T6">odometer_read() </text:span><text:span text:style-name="T6"><text:tab/></text:span><text:span text:style-name="T6"><text:tab/></text:span><text:span text:style-name="T6"><text:tab/></text:span><text:span text:style-name="T6"># average</text:span></text:p>
            <text:p><text:span text:style-name="T6"><text:tab/></text:span><text:span text:style-name="T6">odometer_reset() </text:span><text:span text:style-name="T6"><text:tab/></text:span><text:span text:style-name="T6"><text:tab/></text:span><text:span text:style-name="T6"><text:tab/></text:span><text:span text:style-name="T6"># resets both to zero</text:span></text:p>
          </draw:text-box>
        </draw:frame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Property Hierarchy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Next Steps</text:span></text:p>
          </draw:text-box>
        </draw:frame>
        <draw:frame presentation:style-name="pr4" draw:layer="layout" svg:width="26.67cm" svg:height="12.192cm" svg:x="0.762cm" svg:y="2.54cm" presentation:class="outline" presentation:user-transformed="true">
          <draw:text-box>
            <text:list text:style-name="L2">
              <text:list-item>
                <text:p>Provide necessary functionality through Module 5</text:p>
              </text:list-item>
              <text:list-item>
                <text:p>Avoid hanging when motors are unpowered</text:p>
              </text:list-item>
              <text:list-item>
                <text:p>Simplify status monitoring</text:p>
              </text:list-item>
              <text:list-item>
                <text:p text:style-name="P5"><text:span text:style-name="T5">Coherent handling of ongoing movement</text:span><text:span text:style-name="T5"><text:line-break/></text:span><text:span text:style-name="T5">and interruptions</text:span></text:p>
              </text:list-item>
              <text:list-item>
                <text:p text:style-name="P5"><text:span text:style-name="T5">Resource cleanup, resetting</text:span></text:p>
              </text:list-item>
              <text:list-item>
                <text:p text:style-name="P5"><text:span text:style-name="T5">Additional movement methods (orbit, etc)</text:span></text:p>
              </text:list-item>
              <text:list-item>
                <text:p>Replace magic constants with configur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Goals and Future Work</text:span></text:p>
          </draw:text-box>
        </draw:frame>
        <draw:frame presentation:style-name="pr4" draw:layer="layout" svg:width="26.67cm" svg:height="12.192cm" svg:x="0.762cm" svg:y="2.54cm" presentation:class="outline" presentation:user-transformed="true">
          <draw:text-box>
            <text:list text:style-name="L2">
              <text:list-item>
                <text:p>Allow students to focus on what the robot is doing<text:line-break/>rather than how to write the code</text:p>
              </text:list-item>
              <text:list-item>
                <text:p>Allow configuration of which accessories<text:line-break/>are connected to which ports</text:p>
              </text:list-item>
              <text:list-item>
                <text:p>Plugin architecture for unsupported accessories</text:p>
              </text:list-item>
              <text:list-item>
                <text:p>UI Helpers for Jupyter Notebooks</text:p>
              </text:list-item>
              <text:list-item>
                <text:p>UI Helpers for CLI</text:p>
              </text:list-item>
              <text:list-item>
                <text:p>UI Helpers for Web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ny Questions?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92F1BA87A1FC30A6.png" xlink:type="simple" xlink:show="embed" xlink:actuate="onLoad"/>
    <draw:fill-image draw:name="Bitmap_20_2" draw:display-name="Bitmap 2" xlink:href="Pictures/1000020100000CEB000009B0121845E111B19A42.png" xlink:type="simple" xlink:show="embed" xlink:actuate="onLoad"/>
    <draw:fill-image draw:name="background" xlink:href="Pictures/1000020100000CEB000009B0C515790421401F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8:03:57.027575385</meta:creation-date>
    <meta:editing-duration>PT11H37M14S</meta:editing-duration>
    <meta:editing-cycles>6</meta:editing-cycles>
    <meta:generator>LibreOffice/6.2.5.2$MacOSX_X86_64 LibreOffice_project/1ec314fa52f458adc18c4f025c545a4e8b22c159</meta:generator>
    <dc:title>Portfolio</dc:title>
    <dc:date>2019-12-02T18:13:33.153825846</dc:date>
    <meta:document-statistic meta:object-count="76"/>
  </office:meta>
</office:document-meta>
</file>